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993" officeooo:paragraph-rsid="00119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下载</text:p>
      <text:p text:style-name="P1">wget <text:a xlink:type="simple" xlink:href="https://dl.google.com/linux/direct/google-chrome-stable_current_amd64.deb" text:style-name="Internet_20_link" text:visited-style-name="Visited_20_Internet_20_Link">https://dl.google.com/linux/direct/google-chrome-stable_current_amd64.deb</text:a></text:p>
      <text:p text:style-name="P1"/>
      <text:p text:style-name="P1">2.安装</text:p>
      <text:p text:style-name="P1">sudo dpkg -i <text:a xlink:type="simple" xlink:href="https://dl.google.com/linux/direct/google-chrome-stable_current_amd64.deb" text:style-name="Internet_20_link" text:visited-style-name="Visited_20_Internet_20_Link">google-chrome-stable_current_amd64.deb</text:a></text:p>
      <text:p text:style-name="P1"/>
      <text:p text:style-name="P1">3</text:p>
      <text:p text:style-name="P1">sudo apt-get -f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6:16:07.807911822</meta:creation-date>
    <meta:generator>LibreOffice/5.1.4.2$Linux_X86_64 LibreOffice_project/10m0$Build-2</meta:generator>
    <dc:date>2018-01-06T16:20:55.010249635</dc:date>
    <meta:editing-duration>PT4M47S</meta:editing-duration>
    <meta:editing-cycles>1</meta:editing-cycles>
    <meta:document-statistic meta:table-count="0" meta:image-count="0" meta:object-count="0" meta:page-count="1" meta:paragraph-count="6" meta:word-count="17" meta:character-count="161" meta:non-whitespace-character-count="154"/>
  </office:meta>
</office:document-meta>
</file>